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4" style:family="graphic" style:parent-style-name="standard">
      <style:graphic-properties draw:marker-start="Arrowheads_20_1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27cm" draw:marker-start="Arrow" draw:marker-start-width="0.305cm" draw:marker-end="Arrow" draw:marker-end-width="0.305cm" draw:fill="none" draw:textarea-vertical-align="middle" fo:padding-top="0.188cm" fo:padding-bottom="0.188cm" fo:padding-left="0.313cm" fo:padding-right="0.313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818cm" draw:shadow="visib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806cm" svg:height="0.49cm" svg:x="0.821cm" svg:y="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64cm" svg:y1="3.048cm" svg:x2="1.627cm" svg:y2="3.694cm">
          <text:p/>
        </draw:line>
        <draw:custom-shape draw:style-name="gr1" draw:text-style-name="P1" draw:layer="layout" svg:width="0.783cm" svg:height="0.406cm" svg:x="0.846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64cm" svg:y1="3.556cm" svg:x2="1.719cm" svg:y2="4.17cm">
          <text:p/>
        </draw:line>
        <draw:custom-shape draw:style-name="gr1" draw:text-style-name="P1" draw:layer="layout" svg:width="0.783cm" svg:height="0.406cm" svg:x="0.844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64cm" svg:y1="4.064cm" svg:x2="1.742cm" svg:y2="5.046cm">
          <text:p/>
        </draw:line>
        <draw:frame draw:style-name="gr3" draw:text-style-name="P2" draw:layer="layout" svg:width="1.535cm" svg:height="0.598cm" svg:x="0.762cm" svg:y="2.704cm">
          <draw:text-box>
            <text:p text:style-name="P2">Client 1</text:p>
          </draw:text-box>
        </draw:frame>
        <draw:custom-shape draw:style-name="gr4" draw:text-style-name="P1" draw:layer="layout" svg:width="6.528cm" svg:height="7.366cm" svg:x="4.11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26cm" svg:height="1.35cm" svg:x="6.918cm" svg:y="2.4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788cm" svg:height="0.598cm" svg:x="7.118cm" svg:y="2.86cm">
          <draw:text-box>
            <text:p text:style-name="P2">Input coordinator</text:p>
          </draw:text-box>
        </draw:frame>
        <draw:custom-shape draw:style-name="gr5" draw:text-style-name="P1" draw:layer="layout" svg:width="3.226cm" svg:height="1.35cm" svg:x="6.921cm" svg:y="5.26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568cm" svg:height="0.598cm" svg:x="7.221cm" svg:y="5.663cm">
          <draw:text-box>
            <text:p text:style-name="P2">Output checker</text:p>
          </draw:text-box>
        </draw:frame>
        <draw:custom-shape draw:style-name="gr5" draw:text-style-name="P1" draw:layer="layout" svg:width="3.226cm" svg:height="1.35cm" svg:x="4.321cm" svg:y="7.06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349cm" svg:height="0.598cm" svg:x="5.221cm" svg:y="7.063cm">
          <draw:text-box>
            <text:p text:style-name="P2">Guard</text:p>
          </draw:text-box>
        </draw:frame>
        <draw:connector draw:style-name="gr7" draw:text-style-name="P1" draw:layer="layout" draw:type="curve" svg:x1="5.17cm" svg:y1="2.32cm" svg:x2="4.499cm" svg:y2="6.3cm" svg:d="M5170 2320c0 2985-671 995-671 3980" svg:viewBox="0 0 672 3981">
          <text:p/>
        </draw:connector>
        <draw:connector draw:style-name="gr7" draw:text-style-name="P1" draw:layer="layout" draw:type="curve" svg:x1="5.772cm" svg:y1="2.322cm" svg:x2="5.101cm" svg:y2="6.302cm" svg:d="M5772 2322c0 2985-671 995-671 3980" svg:viewBox="0 0 672 3981">
          <text:p/>
        </draw:connector>
        <draw:connector draw:style-name="gr7" draw:text-style-name="P1" draw:layer="layout" draw:type="curve" svg:x1="6.374cm" svg:y1="2.324cm" svg:x2="5.703cm" svg:y2="6.304cm" svg:d="M6374 2324c0 2985-671 995-671 3980" svg:viewBox="0 0 672 3981">
          <text:p/>
        </draw:connector>
        <draw:frame draw:style-name="gr3" draw:text-style-name="P2" draw:layer="layout" svg:width="1.399cm" svg:height="0.598cm" svg:x="4.373cm" svg:y="2.32cm">
          <draw:text-box>
            <text:p text:style-name="P2">accept</text:p>
          </draw:text-box>
        </draw:frame>
        <draw:frame draw:style-name="gr3" draw:text-style-name="P2" draw:layer="layout" svg:width="1.078cm" svg:height="0.598cm" svg:x="4.575cm" svg:y="2.922cm">
          <draw:text-box>
            <text:p text:style-name="P2">recv</text:p>
          </draw:text-box>
        </draw:frame>
        <draw:frame draw:style-name="gr3" draw:text-style-name="P2" draw:layer="layout" svg:width="0.858cm" svg:height="0.598cm" svg:x="4.373cm" svg:y="1.778cm">
          <draw:text-box>
            <text:p text:style-name="P2">T1</text:p>
          </draw:text-box>
        </draw:frame>
        <draw:custom-shape draw:style-name="gr5" draw:text-style-name="P1" draw:layer="layout" svg:width="0.625cm" svg:height="0.308cm" svg:x="7.821cm" svg:y="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25cm" svg:height="0.308cm" svg:x="8.424cm" svg:y="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25cm" svg:height="0.308cm" svg:x="9.027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213cm" svg:height="0.598cm" svg:x="3.979cm" svg:y="5.626cm">
          <draw:text-box>
            <text:p text:style-name="P2">close</text:p>
          </draw:text-box>
        </draw:frame>
        <draw:frame draw:style-name="gr3" draw:text-style-name="P2" draw:layer="layout" svg:width="0.854cm" svg:height="0.598cm" svg:x="7.782cm" svg:y="4.164cm">
          <draw:text-box>
            <text:p text:style-name="P2">a</text:p>
          </draw:text-box>
        </draw:frame>
        <draw:custom-shape draw:style-name="gr5" draw:text-style-name="P1" draw:layer="layout" svg:width="0.625cm" svg:height="0.308cm" svg:x="9.624cm" svg:y="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0.854cm" svg:height="0.598cm" svg:x="8.384cm" svg:y="4.166cm">
          <draw:text-box>
            <text:p text:style-name="P2">r</text:p>
          </draw:text-box>
        </draw:frame>
        <draw:frame draw:style-name="gr3" draw:text-style-name="P2" draw:layer="layout" svg:width="0.854cm" svg:height="0.598cm" svg:x="8.986cm" svg:y="4.168cm">
          <draw:text-box>
            <text:p text:style-name="P2">s</text:p>
          </draw:text-box>
        </draw:frame>
        <draw:frame draw:style-name="gr3" draw:text-style-name="P2" draw:layer="layout" svg:width="0.854cm" svg:height="0.598cm" svg:x="9.588cm" svg:y="4.17cm">
          <draw:text-box>
            <text:p text:style-name="P2">c</text:p>
          </draw:text-box>
        </draw:frame>
        <draw:line draw:style-name="gr8" draw:text-style-name="P1" draw:layer="layout" svg:x1="9.906cm" svg:y1="3.202cm" svg:x2="12.192cm" svg:y2="3.202cm">
          <text:p/>
        </draw:line>
        <draw:frame draw:style-name="gr6" draw:text-style-name="P2" draw:layer="layout" svg:width="1.399cm" svg:height="0.598cm" svg:x="10.408cm" svg:y="2.55cm">
          <draw:text-box>
            <text:p text:style-name="P2">RDMA</text:p>
          </draw:text-box>
        </draw:frame>
        <draw:line draw:style-name="gr8" draw:text-style-name="P1" draw:layer="layout" svg:x1="10.008cm" svg:y1="5.98cm" svg:x2="12.294cm" svg:y2="5.98cm">
          <text:p/>
        </draw:line>
        <draw:frame draw:style-name="gr6" draw:text-style-name="P2" draw:layer="layout" svg:width="1.399cm" svg:height="0.598cm" svg:x="10.51cm" svg:y="5.328cm">
          <draw:text-box>
            <text:p text:style-name="P2">RDMA</text:p>
          </draw:text-box>
        </draw:frame>
        <draw:frame draw:style-name="gr3" draw:text-style-name="P2" draw:layer="layout" svg:width="1.162cm" svg:height="0.598cm" svg:x="4.079cm" svg:y="5.326cm">
          <draw:text-box>
            <text:p text:style-name="P2">send</text:p>
          </draw:text-box>
        </draw:frame>
        <draw:frame draw:style-name="gr3" draw:text-style-name="P2" draw:layer="layout" svg:width="0.858cm" svg:height="0.598cm" svg:x="5.275cm" svg:y="1.78cm">
          <draw:text-box>
            <text:p text:style-name="P2">T2</text:p>
          </draw:text-box>
        </draw:frame>
        <draw:frame draw:style-name="gr3" draw:text-style-name="P2" draw:layer="layout" svg:width="0.858cm" svg:height="0.598cm" svg:x="5.977cm" svg:y="1.782cm">
          <draw:text-box>
            <text:p text:style-name="P2">Tn</text:p>
          </draw:text-box>
        </draw:frame>
        <draw:frame draw:style-name="gr3" draw:text-style-name="P2" draw:layer="layout" svg:width="1.535cm" svg:height="0.598cm" svg:x="0.764cm" svg:y="3.906cm">
          <draw:text-box>
            <text:p text:style-name="P2">Client 2</text:p>
          </draw:text-box>
        </draw:frame>
        <draw:frame draw:style-name="gr3" draw:text-style-name="P2" draw:layer="layout" svg:width="1.535cm" svg:height="0.598cm" svg:x="0.764cm" svg:y="4.606cm">
          <draw:text-box>
            <text:p text:style-name="P2">Client n</text:p>
          </draw:text-box>
        </draw:frame>
        <draw:frame draw:style-name="gr9" draw:text-style-name="P2" draw:layer="layout" svg:width="2.026cm" svg:height="0.945cm" svg:x="5.948cm" svg:y="3.981cm">
          <draw:text-box>
            <text:p text:style-name="P2">Consensus</text:p>
            <text:p text:style-name="P2">log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H58M29S</meta:editing-duration>
    <meta:editing-cycles>34</meta:editing-cycles>
    <meta:generator>LibreOffice/4.2.8.2$Linux_X86_64 LibreOffice_project/420m0$Build-2</meta:generator>
    <dc:date>2016-04-29T18:21:26.744597447</dc:date>
    <meta:document-statistic meta:object-count="62"/>
  </office:meta>
</office:document-meta>
</file>